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581cm" fo:min-width="0.377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 fo:min-height="0.4cm" fo:min-width="0.056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svg:stroke-color="#ff8000" draw:fill-color="#729fc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4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none" draw:fill-color="#729fcf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729fcf" fo:min-height="0.712cm"/>
      <style:paragraph-properties style:writing-mode="lr-tb"/>
    </style:style>
    <style:style style:name="gr1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729fcf"/>
      <style:paragraph-properties fo:text-align="center"/>
      <style:text-properties fo:font-weight="bold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="none" draw:fill-color="#729fcf"/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239cm" svg:height="1.175cm" svg:x="1.382cm" svg:y="2.044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line draw:style-name="gr2" draw:text-style-name="P2" draw:layer="layout" svg:x1="3.021cm" svg:y1="0.982cm" svg:x2="3.103cm" svg:y2="0.762cm">
            <text:p/>
          </draw:line>
          <draw:line draw:style-name="gr2" draw:text-style-name="P2" draw:layer="layout" svg:x1="3.267cm" svg:y1="1.215cm" svg:x2="3.102cm" svg:y2="0.762cm">
            <text:p/>
          </draw:line>
          <draw:line draw:style-name="gr2" draw:text-style-name="P2" draw:layer="layout" svg:x1="3.597cm" svg:y1="1.246cm" svg:x2="3.77cm" svg:y2="0.798cm">
            <text:p/>
          </draw:line>
          <draw:line draw:style-name="gr2" draw:text-style-name="P2" draw:layer="layout" svg:x1="3.258cm" svg:y1="1.226cm" svg:x2="3.431cm" svg:y2="0.778cm">
            <text:p/>
          </draw:line>
          <draw:line draw:style-name="gr2" draw:text-style-name="P2" draw:layer="layout" svg:x1="3.605cm" svg:y1="1.243cm" svg:x2="3.44cm" svg:y2="0.79cm">
            <text:p/>
          </draw:line>
          <draw:line draw:style-name="gr2" draw:text-style-name="P2" draw:layer="layout" svg:x1="3.939cm" svg:y1="1.248cm" svg:x2="3.774cm" svg:y2="0.795cm">
            <text:p/>
          </draw:line>
          <draw:line draw:style-name="gr2" draw:text-style-name="P2" draw:layer="layout" svg:x1="3.936cm" svg:y1="1.226cm" svg:x2="4.018cm" svg:y2="1.006cm">
            <text:p/>
          </draw:line>
        </draw:g>
        <draw:connector draw:style-name="gr3" draw:text-style-name="P3" draw:layer="layout" svg:x1="3.021cm" svg:y1="1.005cm" svg:x2="2.002cm" svg:y2="2.044cm" draw:start-shape="id1" draw:start-glue-point="3" draw:end-shape="id2" draw:end-glue-point="4" svg:d="M3021 1005h-1019v1039" svg:viewBox="0 0 1020 1040">
          <text:p/>
        </draw:connector>
        <draw:g xml:id="id4" draw:id="id4">
          <draw:line draw:style-name="gr2" draw:text-style-name="P2" draw:layer="layout" svg:x1="2.014cm" svg:y1="5cm" svg:x2="2.242cm" svg:y2="5.056cm">
            <text:p/>
          </draw:line>
          <draw:line draw:style-name="gr2" draw:text-style-name="P2" draw:layer="layout" svg:x1="1.811cm" svg:y1="5.271cm" svg:x2="2.242cm" svg:y2="5.055cm">
            <text:p/>
          </draw:line>
          <draw:line draw:style-name="gr2" draw:text-style-name="P2" draw:layer="layout" svg:x1="1.819cm" svg:y1="5.602cm" svg:x2="2.284cm" svg:y2="5.722cm">
            <text:p/>
          </draw:line>
          <draw:line draw:style-name="gr2" draw:text-style-name="P2" draw:layer="layout" svg:x1="1.8cm" svg:y1="5.264cm" svg:x2="2.265cm" svg:y2="5.384cm">
            <text:p/>
          </draw:line>
          <draw:line draw:style-name="gr2" draw:text-style-name="P2" draw:layer="layout" svg:x1="1.822cm" svg:y1="5.609cm" svg:x2="2.253cm" svg:y2="5.393cm">
            <text:p/>
          </draw:line>
          <draw:line draw:style-name="gr2" draw:text-style-name="P2" draw:layer="layout" svg:x1="1.856cm" svg:y1="5.942cm" svg:x2="2.287cm" svg:y2="5.726cm">
            <text:p/>
          </draw:line>
          <draw:line draw:style-name="gr2" draw:text-style-name="P2" draw:layer="layout" svg:x1="1.877cm" svg:y1="5.936cm" svg:x2="2.105cm" svg:y2="5.992cm">
            <text:p/>
          </draw:line>
        </draw:g>
        <draw:connector draw:style-name="gr3" draw:text-style-name="P3" draw:layer="layout" svg:x1="4.018cm" svg:y1="1.005cm" svg:x2="4.985cm" svg:y2="1.982cm" draw:start-shape="id1" draw:start-glue-point="1" draw:end-shape="id3" draw:end-glue-point="0" svg:d="M4018 1005h967v977" svg:viewBox="0 0 968 978">
          <text:p/>
        </draw:connector>
        <draw:g xml:id="id3" draw:id="id3">
          <draw:line draw:style-name="gr2" draw:text-style-name="P2" draw:layer="layout" svg:x1="4.956cm" svg:y1="1.982cm" svg:x2="5.184cm" svg:y2="2.038cm">
            <text:p/>
          </draw:line>
          <draw:line draw:style-name="gr2" draw:text-style-name="P2" draw:layer="layout" svg:x1="4.753cm" svg:y1="2.253cm" svg:x2="5.184cm" svg:y2="2.037cm">
            <text:p/>
          </draw:line>
          <draw:line draw:style-name="gr2" draw:text-style-name="P2" draw:layer="layout" svg:x1="4.761cm" svg:y1="2.584cm" svg:x2="5.226cm" svg:y2="2.704cm">
            <text:p/>
          </draw:line>
          <draw:line draw:style-name="gr2" draw:text-style-name="P2" draw:layer="layout" svg:x1="4.742cm" svg:y1="2.246cm" svg:x2="5.207cm" svg:y2="2.366cm">
            <text:p/>
          </draw:line>
          <draw:line draw:style-name="gr2" draw:text-style-name="P2" draw:layer="layout" svg:x1="4.764cm" svg:y1="2.591cm" svg:x2="5.195cm" svg:y2="2.375cm">
            <text:p/>
          </draw:line>
          <draw:line draw:style-name="gr2" draw:text-style-name="P2" draw:layer="layout" svg:x1="4.798cm" svg:y1="2.924cm" svg:x2="5.229cm" svg:y2="2.708cm">
            <text:p/>
          </draw:line>
          <draw:line draw:style-name="gr2" draw:text-style-name="P2" draw:layer="layout" svg:x1="4.819cm" svg:y1="2.918cm" svg:x2="5.047cm" svg:y2="2.974cm">
            <text:p/>
          </draw:line>
        </draw:g>
        <draw:connector draw:style-name="gr3" draw:text-style-name="P3" draw:layer="layout" svg:x1="2.043cm" svg:y1="5.992cm" svg:x2="3.022cm" svg:y2="6.997cm" draw:start-shape="id4" draw:start-glue-point="2" draw:end-shape="id5" draw:end-glue-point="3" svg:d="M2043 5992v1005h979" svg:viewBox="0 0 980 1006">
          <text:p/>
        </draw:connector>
        <draw:g xml:id="id5" draw:id="id5">
          <draw:line draw:style-name="gr2" draw:text-style-name="P2" draw:layer="layout" svg:x1="3.022cm" svg:y1="6.974cm" svg:x2="3.104cm" svg:y2="6.754cm">
            <text:p/>
          </draw:line>
          <draw:line draw:style-name="gr2" draw:text-style-name="P2" draw:layer="layout" svg:x1="3.268cm" svg:y1="7.207cm" svg:x2="3.103cm" svg:y2="6.754cm">
            <text:p/>
          </draw:line>
          <draw:line draw:style-name="gr2" draw:text-style-name="P2" draw:layer="layout" svg:x1="3.598cm" svg:y1="7.238cm" svg:x2="3.771cm" svg:y2="6.79cm">
            <text:p/>
          </draw:line>
          <draw:line draw:style-name="gr2" draw:text-style-name="P2" draw:layer="layout" svg:x1="3.259cm" svg:y1="7.218cm" svg:x2="3.432cm" svg:y2="6.77cm">
            <text:p/>
          </draw:line>
          <draw:line draw:style-name="gr2" draw:text-style-name="P2" draw:layer="layout" svg:x1="3.606cm" svg:y1="7.235cm" svg:x2="3.441cm" svg:y2="6.782cm">
            <text:p/>
          </draw:line>
          <draw:line draw:style-name="gr2" draw:text-style-name="P2" draw:layer="layout" svg:x1="3.94cm" svg:y1="7.24cm" svg:x2="3.775cm" svg:y2="6.787cm">
            <text:p/>
          </draw:line>
          <draw:line draw:style-name="gr2" draw:text-style-name="P2" draw:layer="layout" svg:x1="3.937cm" svg:y1="7.218cm" svg:x2="4.019cm" svg:y2="6.998cm">
            <text:p/>
          </draw:line>
        </draw:g>
        <draw:custom-shape draw:style-name="gr4" draw:text-style-name="P4" xml:id="id6" draw:id="id6" draw:layer="layout" svg:width="1.112cm" svg:height="1.299cm" draw:transform="rotate (0.0261799387799149) translate (4.426cm 4.85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4.019cm" svg:y1="6.997cm" svg:x2="5.016cm" svg:y2="6.143cm" draw:start-shape="id5" draw:start-glue-point="1" draw:end-shape="id6" draw:end-glue-point="6" svg:d="M4019 6997h997v-854" svg:viewBox="0 0 998 855">
          <text:p/>
        </draw:connector>
        <draw:frame draw:style-name="gr5" draw:text-style-name="P5" draw:layer="layout" svg:width="0.474cm" svg:height="0.962cm" svg:x="4.592cm" svg:y="4.767cm">
          <draw:text-box>
            <text:p>+</text:p>
          </draw:text-box>
        </draw:frame>
        <draw:frame draw:style-name="gr5" draw:text-style-name="P5" draw:layer="layout" svg:width="0.424cm" svg:height="0.962cm" svg:x="4.743cm" svg:y="5.341cm">
          <draw:text-box>
            <text:p>-</text:p>
          </draw:text-box>
        </draw:frame>
        <draw:connector draw:style-name="gr3" draw:text-style-name="P3" draw:layer="layout" svg:x1="4.982cm" svg:y1="4.843cm" svg:x2="4.985cm" svg:y2="2.974cm" draw:start-shape="id6" draw:end-shape="id3" draw:end-glue-point="2" svg:d="M4982 4843v-910h3v-959" svg:viewBox="0 0 4 1870">
          <text:p/>
        </draw:connector>
        <draw:custom-shape draw:style-name="gr6" draw:text-style-name="P4" draw:layer="layout" svg:width="0.249cm" svg:height="0.249cm" svg:x="1.898cm" svg:y="6.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4.02cm" svg:y1="6.997cm" svg:x2="5.017cm" svg:y2="6.143cm" svg:d="M4020 6997h997v-854" svg:viewBox="0 0 998 855">
          <text:p/>
        </draw:connector>
        <draw:custom-shape draw:style-name="gr6" draw:text-style-name="P4" draw:layer="layout" svg:width="0.249cm" svg:height="0.249cm" svg:x="4.818cm" svg:y="3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49cm" svg:height="0.249cm" svg:x="1.923cm" svg:y="3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49cm" svg:height="0.249cm" svg:x="4.818cm" svg:y="3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7" draw:id="id7" draw:layer="layout" svg:width="0.249cm" svg:height="0.249cm" svg:x="4.818cm" svg:y="3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9" draw:id="id9" draw:layer="layout" svg:width="0.249cm" svg:height="0.249cm" svg:x="7.863cm" svg:y="3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" draw:id="id8">
          <draw:line draw:style-name="gr2" draw:text-style-name="P2" draw:layer="layout" svg:x1="5.992cm" svg:y1="4.004cm" svg:x2="6.074cm" svg:y2="3.784cm">
            <text:p/>
          </draw:line>
          <draw:line draw:style-name="gr2" draw:text-style-name="P2" draw:layer="layout" svg:x1="6.238cm" svg:y1="4.237cm" svg:x2="6.073cm" svg:y2="3.784cm">
            <text:p/>
          </draw:line>
          <draw:line draw:style-name="gr2" draw:text-style-name="P2" draw:layer="layout" svg:x1="6.568cm" svg:y1="4.268cm" svg:x2="6.741cm" svg:y2="3.82cm">
            <text:p/>
          </draw:line>
          <draw:line draw:style-name="gr2" draw:text-style-name="P2" draw:layer="layout" svg:x1="6.229cm" svg:y1="4.248cm" svg:x2="6.402cm" svg:y2="3.8cm">
            <text:p/>
          </draw:line>
          <draw:line draw:style-name="gr2" draw:text-style-name="P2" draw:layer="layout" svg:x1="6.576cm" svg:y1="4.265cm" svg:x2="6.411cm" svg:y2="3.812cm">
            <text:p/>
          </draw:line>
          <draw:line draw:style-name="gr2" draw:text-style-name="P2" draw:layer="layout" svg:x1="6.91cm" svg:y1="4.27cm" svg:x2="6.745cm" svg:y2="3.817cm">
            <text:p/>
          </draw:line>
          <draw:line draw:style-name="gr2" draw:text-style-name="P2" draw:layer="layout" svg:x1="6.907cm" svg:y1="4.248cm" svg:x2="6.989cm" svg:y2="4.028cm">
            <text:p/>
          </draw:line>
        </draw:g>
        <draw:connector draw:style-name="gr3" draw:text-style-name="P3" draw:layer="layout" svg:x1="4.019cm" svg:y1="1.006cm" svg:x2="4.986cm" svg:y2="1.983cm" svg:d="M4019 1006h967v977" svg:viewBox="0 0 968 978">
          <text:p/>
        </draw:connector>
        <draw:connector draw:style-name="gr3" draw:text-style-name="P3" draw:layer="layout" svg:x1="5.067cm" svg:y1="4.02cm" svg:x2="5.992cm" svg:y2="4.027cm" draw:start-shape="id7" draw:start-glue-point="10" draw:end-shape="id8" draw:end-glue-point="3" svg:d="M5067 4020h438v7h487" svg:viewBox="0 0 926 8">
          <text:p/>
        </draw:connector>
        <draw:connector draw:style-name="gr3" draw:text-style-name="P3" draw:layer="layout" svg:x1="6.989cm" svg:y1="4.027cm" svg:x2="7.863cm" svg:y2="4.02cm" draw:start-shape="id8" draw:start-glue-point="1" draw:end-shape="id9" draw:end-glue-point="6" svg:d="M6989 4027h461v-7h413" svg:viewBox="0 0 875 8">
          <text:p/>
        </draw:connector>
        <draw:custom-shape draw:style-name="gr6" draw:text-style-name="P4" xml:id="id11" draw:id="id11" draw:layer="layout" svg:width="0.249cm" svg:height="0.249cm" svg:x="7.839cm" svg:y="0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" draw:id="id10">
          <draw:line draw:style-name="gr2" draw:text-style-name="P2" draw:layer="layout" svg:x1="6.043cm" svg:y1="0.984cm" svg:x2="6.125cm" svg:y2="0.764cm">
            <text:p/>
          </draw:line>
          <draw:line draw:style-name="gr2" draw:text-style-name="P2" draw:layer="layout" svg:x1="6.289cm" svg:y1="1.217cm" svg:x2="6.124cm" svg:y2="0.764cm">
            <text:p/>
          </draw:line>
          <draw:line draw:style-name="gr2" draw:text-style-name="P2" draw:layer="layout" svg:x1="6.619cm" svg:y1="1.248cm" svg:x2="6.792cm" svg:y2="0.8cm">
            <text:p/>
          </draw:line>
          <draw:line draw:style-name="gr2" draw:text-style-name="P2" draw:layer="layout" svg:x1="6.28cm" svg:y1="1.228cm" svg:x2="6.453cm" svg:y2="0.78cm">
            <text:p/>
          </draw:line>
          <draw:line draw:style-name="gr2" draw:text-style-name="P2" draw:layer="layout" svg:x1="6.627cm" svg:y1="1.245cm" svg:x2="6.462cm" svg:y2="0.792cm">
            <text:p/>
          </draw:line>
          <draw:line draw:style-name="gr2" draw:text-style-name="P2" draw:layer="layout" svg:x1="6.961cm" svg:y1="1.25cm" svg:x2="6.796cm" svg:y2="0.797cm">
            <text:p/>
          </draw:line>
          <draw:line draw:style-name="gr2" draw:text-style-name="P2" draw:layer="layout" svg:x1="6.958cm" svg:y1="1.228cm" svg:x2="7.04cm" svg:y2="1.008cm">
            <text:p/>
          </draw:line>
        </draw:g>
        <draw:connector draw:style-name="gr3" draw:text-style-name="P3" draw:layer="layout" svg:x1="5.118cm" svg:y1="1cm" svg:x2="6.043cm" svg:y2="1.007cm" draw:end-shape="id10" draw:end-glue-point="3" svg:d="M5118 1000h188v7h737" svg:viewBox="0 0 926 8">
          <text:p/>
        </draw:connector>
        <draw:connector draw:style-name="gr3" draw:text-style-name="P3" draw:layer="layout" svg:x1="7.04cm" svg:y1="1.007cm" svg:x2="7.839cm" svg:y2="1cm" draw:start-shape="id10" draw:start-glue-point="1" draw:end-shape="id11" draw:end-glue-point="6" svg:d="M7040 1007h424v-7h375" svg:viewBox="0 0 800 8">
          <text:p/>
        </draw:connector>
        <draw:custom-shape draw:style-name="gr6" draw:text-style-name="P4" xml:id="id16" draw:id="id16" draw:layer="layout" svg:width="0.249cm" svg:height="0.249cm" svg:x="1.923cm" svg:y="3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49cm" svg:height="0.249cm" svg:x="4.894cm" svg:y="0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line-skew="1.435cm" svg:x1="5.142cm" svg:y1="6.99cm" svg:x2="7.913cm" svg:y2="7.015cm" draw:start-shape="id12" draw:start-glue-point="10" draw:end-shape="id13" draw:end-glue-point="6" svg:d="M5142 6990h2820v25h-49" svg:viewBox="0 0 2821 26">
          <text:p/>
        </draw:connector>
        <draw:custom-shape draw:style-name="gr6" draw:text-style-name="P6" xml:id="id12" draw:id="id12" draw:layer="layout" svg:width="0.249cm" svg:height="0.249cm" svg:x="4.893cm" svg:y="6.8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49cm" svg:height="0.274cm" svg:x="1.923cm" svg:y="0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3" draw:id="id13" draw:layer="layout" svg:width="0.249cm" svg:height="0.249cm" svg:x="7.913cm" svg:y="6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199cm" svg:height="0.65cm" svg:x="3.1cm" svg:y="1.15cm">
          <draw:text-box>
            <text:p><text:span text:style-name="T1">R1</text:span></text:p>
          </draw:text-box>
        </draw:frame>
        <draw:connector draw:style-name="gr3" draw:text-style-name="P3" draw:layer="layout" draw:line-skew="0.181cm" svg:x1="8.038cm" svg:y1="6.89cm" svg:x2="8.001cm" svg:y2="6.5cm" draw:start-shape="id13" draw:start-glue-point="4" draw:end-shape="id14" draw:end-glue-point="2" svg:d="M8038 6890v10h-37v-400" svg:viewBox="0 0 38 401">
          <text:p/>
        </draw:connector>
        <draw:connector draw:style-name="gr3" draw:text-style-name="P3" draw:layer="layout" svg:x1="8.001cm" svg:y1="4.6cm" svg:x2="7.988cm" svg:y2="4.144cm" draw:start-shape="id14" draw:start-glue-point="0" draw:end-shape="id9" draw:end-glue-point="8" svg:d="M8001 4600v-252h-13v-204" svg:viewBox="0 0 14 457">
          <text:p/>
        </draw:connector>
        <draw:custom-shape draw:style-name="gr4" draw:text-style-name="P4" xml:id="id15" draw:id="id15" draw:layer="layout" svg:width="1.112cm" svg:height="1.299cm" draw:transform="rotate (0.0261799387799149) translate (7.397cm 1.88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8" draw:layer="layout" svg:x1="7.962cm" svg:y1="2.947cm" svg:x2="7.962cm" svg:y2="2.123cm">
          <text:p/>
        </draw:line>
        <draw:connector draw:style-name="gr3" draw:text-style-name="P3" draw:layer="layout" svg:x1="7.988cm" svg:y1="3.895cm" svg:x2="7.987cm" svg:y2="3.173cm" draw:start-shape="id9" draw:start-glue-point="4" draw:end-shape="id15" draw:end-glue-point="6" svg:d="M7988 3895v-361h-1v-361" svg:viewBox="0 0 2 723">
          <text:p/>
        </draw:connector>
        <draw:connector draw:style-name="gr3" draw:text-style-name="P3" draw:layer="layout" draw:line-skew="0.373cm" svg:x1="7.953cm" svg:y1="1.873cm" svg:x2="7.964cm" svg:y2="1.124cm" draw:start-shape="id15" draw:start-glue-point="4" draw:end-shape="id11" draw:end-glue-point="8" svg:d="M7953 1873v-1h11v-748" svg:viewBox="0 0 12 750">
          <text:p/>
        </draw:connector>
        <draw:frame draw:style-name="gr7" draw:text-style-name="P7" draw:layer="layout" svg:width="1.199cm" svg:height="0.65cm" svg:x="5.017cm" svg:y="2.271cm">
          <draw:text-box>
            <text:p><text:span text:style-name="T1">R3</text:span></text:p>
          </draw:text-box>
        </draw:frame>
        <draw:frame draw:style-name="gr9" draw:text-style-name="P7" draw:layer="layout" svg:width="1.199cm" svg:height="0.569cm" svg:x="1.1cm" svg:y="5.3cm">
          <draw:text-box>
            <text:p><text:span text:style-name="T1">R6</text:span></text:p>
          </draw:text-box>
        </draw:frame>
        <draw:frame draw:style-name="gr7" draw:text-style-name="P7" draw:layer="layout" svg:width="1.199cm" svg:height="0.65cm" svg:x="5.991cm" svg:y="4.319cm">
          <draw:text-box>
            <text:p><text:span text:style-name="T1">R5</text:span></text:p>
          </draw:text-box>
        </draw:frame>
        <draw:frame draw:style-name="gr7" draw:text-style-name="P7" draw:layer="layout" svg:width="1.199cm" svg:height="0.65cm" svg:x="6.101cm" svg:y="1.2cm">
          <draw:text-box>
            <text:p><text:span text:style-name="T1">R2</text:span></text:p>
          </draw:text-box>
        </draw:frame>
        <draw:g xml:id="id17" draw:id="id17">
          <draw:line draw:style-name="gr2" draw:text-style-name="P2" draw:layer="layout" svg:x1="3.022cm" svg:y1="3.979cm" svg:x2="3.104cm" svg:y2="3.759cm">
            <text:p/>
          </draw:line>
          <draw:line draw:style-name="gr2" draw:text-style-name="P2" draw:layer="layout" svg:x1="3.268cm" svg:y1="4.212cm" svg:x2="3.103cm" svg:y2="3.759cm">
            <text:p/>
          </draw:line>
          <draw:line draw:style-name="gr2" draw:text-style-name="P2" draw:layer="layout" svg:x1="3.598cm" svg:y1="4.243cm" svg:x2="3.771cm" svg:y2="3.795cm">
            <text:p/>
          </draw:line>
          <draw:line draw:style-name="gr2" draw:text-style-name="P2" draw:layer="layout" svg:x1="3.259cm" svg:y1="4.223cm" svg:x2="3.432cm" svg:y2="3.775cm">
            <text:p/>
          </draw:line>
          <draw:line draw:style-name="gr2" draw:text-style-name="P2" draw:layer="layout" svg:x1="3.606cm" svg:y1="4.24cm" svg:x2="3.441cm" svg:y2="3.787cm">
            <text:p/>
          </draw:line>
          <draw:line draw:style-name="gr2" draw:text-style-name="P2" draw:layer="layout" svg:x1="3.94cm" svg:y1="4.245cm" svg:x2="3.775cm" svg:y2="3.792cm">
            <text:p/>
          </draw:line>
          <draw:line draw:style-name="gr2" draw:text-style-name="P2" draw:layer="layout" svg:x1="3.937cm" svg:y1="4.223cm" svg:x2="4.019cm" svg:y2="4.003cm">
            <text:p/>
          </draw:line>
        </draw:g>
        <draw:connector draw:style-name="gr3" draw:text-style-name="P3" draw:layer="layout" draw:line-skew="0.472cm" svg:x1="2.172cm" svg:y1="3.995cm" svg:x2="3.022cm" svg:y2="4.002cm" draw:start-shape="id16" draw:start-glue-point="10" draw:end-shape="id17" draw:end-glue-point="3" svg:d="M2172 3995h873v7h-23" svg:viewBox="0 0 874 8">
          <text:p/>
        </draw:connector>
        <draw:connector draw:style-name="gr3" draw:text-style-name="P3" draw:layer="layout" draw:line-skew="-0.4cm" svg:x1="4.019cm" svg:y1="4.002cm" svg:x2="4.818cm" svg:y2="4.02cm" draw:start-shape="id17" draw:start-glue-point="1" draw:end-shape="id7" draw:end-glue-point="6" svg:d="M4019 4002h24v18h775" svg:viewBox="0 0 800 19">
          <text:p/>
        </draw:connector>
        <draw:frame draw:style-name="gr7" draw:text-style-name="P7" draw:layer="layout" svg:width="1.199cm" svg:height="0.65cm" svg:x="3.047cm" svg:y="4.169cm">
          <draw:text-box>
            <text:p><text:span text:style-name="T1">R4</text:span></text:p>
          </draw:text-box>
        </draw:frame>
        <draw:frame draw:style-name="gr10" draw:text-style-name="P7" draw:layer="layout" svg:width="1.8cm" svg:height="0.887cm" svg:x="5.1cm" svg:y="5.813cm">
          <draw:text-box>
            <text:p><text:span text:style-name="T1">Vd=Kd*Id</text:span></text:p>
          </draw:text-box>
        </draw:frame>
        <draw:frame draw:style-name="gr11" draw:text-style-name="P7" draw:layer="layout" svg:width="1.199cm" svg:height="0.6cm" svg:x="7.979cm" svg:y="3.7cm">
          <draw:text-box>
            <text:p><text:span text:style-name="T1">6</text:span></text:p>
          </draw:text-box>
        </draw:frame>
        <draw:frame draw:style-name="gr7" draw:text-style-name="P7" draw:layer="layout" svg:width="1.199cm" svg:height="0.65cm" svg:x="7.574cm" svg:y="7.021cm">
          <draw:text-box>
            <text:p><text:span text:style-name="T1">8</text:span></text:p>
          </draw:text-box>
        </draw:frame>
        <draw:frame draw:style-name="gr7" draw:text-style-name="P7" draw:layer="layout" svg:width="1.199cm" svg:height="0.65cm" svg:x="4.801cm" svg:y="3.45cm">
          <draw:text-box>
            <text:p><text:span text:style-name="T1">5</text:span></text:p>
          </draw:text-box>
        </draw:frame>
        <draw:frame draw:style-name="gr7" draw:text-style-name="P7" draw:layer="layout" svg:width="1.199cm" svg:height="0.65cm" svg:x="7.8cm" svg:y="0.4cm">
          <draw:text-box>
            <text:p><text:span text:style-name="T1">3</text:span></text:p>
          </draw:text-box>
        </draw:frame>
        <draw:frame draw:style-name="gr9" draw:text-style-name="P7" draw:layer="layout" svg:width="1.199cm" svg:height="0.569cm" svg:x="1.601cm" svg:y="7cm">
          <draw:text-box>
            <text:p><text:span text:style-name="T1">7</text:span></text:p>
          </draw:text-box>
        </draw:frame>
        <draw:frame draw:style-name="gr7" draw:text-style-name="P7" draw:layer="layout" svg:width="1.199cm" svg:height="0.65cm" svg:x="4.7cm" svg:y="7.05cm">
          <draw:text-box>
            <text:p><text:span text:style-name="T1">8</text:span></text:p>
          </draw:text-box>
        </draw:frame>
        <draw:frame draw:style-name="gr7" draw:text-style-name="P7" draw:layer="layout" svg:width="1.199cm" svg:height="0.65cm" svg:x="4.701cm" svg:y="0.35cm">
          <draw:text-box>
            <text:p><text:span text:style-name="T1">2</text:span></text:p>
          </draw:text-box>
        </draw:frame>
        <draw:frame draw:style-name="gr7" draw:text-style-name="P7" draw:layer="layout" svg:width="1.199cm" svg:height="0.65cm" svg:x="1.601cm" svg:y="0.45cm">
          <draw:text-box>
            <text:p><text:span text:style-name="T1">1</text:span></text:p>
          </draw:text-box>
        </draw:frame>
        <draw:g>
          <draw:line draw:style-name="gr2" draw:text-style-name="P2" draw:layer="layout" svg:x1="0.846cm" svg:y1="4.4cm" svg:x2="0.822cm" svg:y2="3.542cm">
            <text:p/>
          </draw:line>
          <draw:line draw:style-name="gr2" draw:text-style-name="P2" draw:layer="layout" svg:x1="0.851cm" svg:y1="4.4cm" svg:x2="0.827cm" svg:y2="3.542cm">
            <text:p/>
          </draw:line>
          <draw:line draw:style-name="gr2" draw:text-style-name="P2" draw:layer="layout" svg:x1="0.631cm" svg:y1="3.777cm" svg:x2="0.638cm" svg:y2="4.203cm">
            <text:p/>
          </draw:line>
          <draw:line draw:style-name="gr2" draw:text-style-name="P2" draw:layer="layout" svg:x1="0.459cm" svg:y1="3.893cm" svg:x2="0.462cm" svg:y2="4.098cm">
            <text:p/>
          </draw:line>
          <draw:line draw:style-name="gr2" draw:text-style-name="P2" draw:layer="layout" svg:x1="0.85cm" svg:y1="3.982cm" svg:x2="1.3cm" svg:y2="3.983cm">
            <text:p/>
          </draw:line>
        </draw:g>
        <draw:connector draw:style-name="gr3" draw:text-style-name="P3" draw:layer="layout" draw:line-skew="0.38cm" svg:x1="2.05cm" svg:y1="4.4cm" svg:x2="2.048cm" svg:y2="4.119cm" draw:end-shape="id16" draw:end-glue-point="8" svg:d="M2050 4400v600h-2v-881" svg:viewBox="0 0 3 882">
          <text:p/>
        </draw:connector>
        <draw:connector draw:style-name="gr3" draw:text-style-name="P3" draw:layer="layout" draw:line-skew="0.256cm" svg:x1="2.002cm" svg:y1="3.219cm" svg:x2="2.048cm" svg:y2="3.87cm" draw:start-shape="id2" draw:start-glue-point="8" draw:end-shape="id16" draw:end-glue-point="4" svg:d="M2002 3219v581h46v70" svg:viewBox="0 0 47 652">
          <text:p/>
        </draw:connector>
        <draw:connector draw:style-name="gr3" draw:text-style-name="P3" draw:layer="layout" draw:line-skew="0.548cm" svg:x1="0.927cm" svg:y1="3.993cm" svg:x2="1.777cm" svg:y2="4cm" svg:d="M927 3993h973v7h-123" svg:viewBox="0 0 974 8">
          <text:p/>
        </draw:connector>
        <draw:frame draw:style-name="gr12" draw:text-style-name="P5" draw:layer="layout" svg:width="1.285cm" svg:height="0.645cm" svg:x="0.115cm" svg:y="3.055cm">
          <draw:text-box>
            <text:p><text:span text:style-name="T2">GND</text:span></text:p>
          </draw:text-box>
        </draw:frame>
        <draw:frame draw:style-name="gr10" draw:text-style-name="P7" draw:layer="layout" svg:width="1.9cm" svg:height="0.887cm" svg:x="8.2cm" svg:y="2.013cm">
          <draw:text-box>
            <text:p><text:span text:style-name="T1">Ib=Kb*Vb</text:span></text:p>
          </draw:text-box>
        </draw:frame>
        <draw:frame draw:style-name="gr7" draw:text-style-name="P7" draw:layer="layout" svg:width="1.199cm" svg:height="0.65cm" svg:x="4.1cm" svg:y="2.15cm">
          <draw:text-box>
            <text:p><text:span text:style-name="T1">Vb</text:span></text:p>
          </draw:text-box>
        </draw:frame>
        <draw:frame draw:style-name="gr13" draw:text-style-name="P9" draw:layer="layout" svg:width="0.7cm" svg:height="0.962cm" svg:x="4.048cm" svg:y="1.5cm">
          <draw:text-box>
            <text:p>+</text:p>
          </draw:text-box>
        </draw:frame>
        <draw:frame draw:style-name="gr5" draw:text-style-name="P5" draw:layer="layout" svg:width="0.5cm" svg:height="0.962cm" svg:x="4.1cm" svg:y="2.438cm">
          <draw:text-box>
            <text:p>-</text:p>
          </draw:text-box>
        </draw:frame>
        <draw:g>
          <draw:line draw:style-name="gr14" draw:text-style-name="P2" draw:layer="layout" svg:x1="20.819cm" svg:y1="12.636cm" svg:x2="20.819cm" svg:y2="13.21cm">
            <text:p/>
          </draw:line>
          <draw:line draw:style-name="gr14" draw:text-style-name="P2" draw:layer="layout" svg:x1="20.058cm" svg:y1="13.215cm" svg:x2="21.578cm" svg:y2="13.215cm">
            <text:p/>
          </draw:line>
          <draw:line draw:style-name="gr14" draw:text-style-name="P2" draw:layer="layout" svg:x1="20.059cm" svg:y1="13.792cm" svg:x2="21.579cm" svg:y2="13.792cm">
            <text:p/>
          </draw:line>
          <draw:line draw:style-name="gr14" draw:text-style-name="P2" draw:layer="layout" svg:x1="20.819cm" svg:y1="13.789cm" svg:x2="20.819cm" svg:y2="14.363cm">
            <text:p/>
          </draw:line>
        </draw:g>
        <draw:g>
          <draw:line draw:style-name="gr14" draw:text-style-name="P2" draw:layer="layout" svg:x1="20.819cm" svg:y1="12.636cm" svg:x2="20.819cm" svg:y2="13.21cm">
            <text:p/>
          </draw:line>
          <draw:line draw:style-name="gr14" draw:text-style-name="P2" draw:layer="layout" svg:x1="20.058cm" svg:y1="13.215cm" svg:x2="21.578cm" svg:y2="13.215cm">
            <text:p/>
          </draw:line>
          <draw:line draw:style-name="gr14" draw:text-style-name="P2" draw:layer="layout" svg:x1="20.059cm" svg:y1="13.792cm" svg:x2="21.579cm" svg:y2="13.792cm">
            <text:p/>
          </draw:line>
          <draw:line draw:style-name="gr14" draw:text-style-name="P2" draw:layer="layout" svg:x1="20.819cm" svg:y1="13.789cm" svg:x2="20.819cm" svg:y2="14.363cm">
            <text:p/>
          </draw:line>
        </draw:g>
        <draw:g>
          <draw:line draw:style-name="gr14" draw:text-style-name="P2" draw:layer="layout" svg:x1="20.819cm" svg:y1="12.636cm" svg:x2="20.819cm" svg:y2="13.21cm">
            <text:p/>
          </draw:line>
          <draw:line draw:style-name="gr14" draw:text-style-name="P2" draw:layer="layout" svg:x1="20.058cm" svg:y1="13.215cm" svg:x2="21.578cm" svg:y2="13.215cm">
            <text:p/>
          </draw:line>
          <draw:line draw:style-name="gr14" draw:text-style-name="P2" draw:layer="layout" svg:x1="20.059cm" svg:y1="13.792cm" svg:x2="21.579cm" svg:y2="13.792cm">
            <text:p/>
          </draw:line>
          <draw:line draw:style-name="gr14" draw:text-style-name="P2" draw:layer="layout" svg:x1="20.819cm" svg:y1="13.789cm" svg:x2="20.819cm" svg:y2="14.363cm">
            <text:p/>
          </draw:line>
        </draw:g>
        <draw:g>
          <draw:line draw:style-name="gr14" draw:text-style-name="P2" draw:layer="layout" svg:x1="20.819cm" svg:y1="12.636cm" svg:x2="20.819cm" svg:y2="13.21cm">
            <text:p/>
          </draw:line>
          <draw:line draw:style-name="gr14" draw:text-style-name="P2" draw:layer="layout" svg:x1="20.058cm" svg:y1="13.215cm" svg:x2="21.578cm" svg:y2="13.215cm">
            <text:p/>
          </draw:line>
          <draw:line draw:style-name="gr14" draw:text-style-name="P2" draw:layer="layout" svg:x1="20.059cm" svg:y1="13.792cm" svg:x2="21.579cm" svg:y2="13.792cm">
            <text:p/>
          </draw:line>
          <draw:line draw:style-name="gr14" draw:text-style-name="P2" draw:layer="layout" svg:x1="20.819cm" svg:y1="13.789cm" svg:x2="20.819cm" svg:y2="14.363cm">
            <text:p/>
          </draw:line>
        </draw:g>
        <draw:g xml:id="id14" draw:id="id14">
          <draw:line draw:style-name="gr2" draw:text-style-name="P2" draw:layer="layout" svg:x1="7.7cm" svg:y1="5.289cm" svg:x2="8.303cm" svg:y2="5.289cm">
            <text:p/>
          </draw:line>
          <draw:line draw:style-name="gr2" draw:text-style-name="P2" draw:layer="layout" svg:x1="7.7cm" svg:y1="5.289cm" svg:x2="8.303cm" svg:y2="5.289cm">
            <text:p/>
          </draw:line>
          <draw:line draw:style-name="gr2" draw:text-style-name="P2" draw:layer="layout" svg:x1="7.7cm" svg:y1="5.804cm" svg:x2="8.303cm" svg:y2="5.804cm">
            <text:p/>
          </draw:line>
          <draw:line draw:style-name="gr2" draw:text-style-name="P2" draw:layer="layout" svg:x1="7.997cm" svg:y1="6.5cm" svg:x2="8.002cm" svg:y2="5.8cm">
            <text:p/>
          </draw:line>
          <draw:line draw:style-name="gr2" draw:text-style-name="P2" draw:layer="layout" svg:x1="7.997cm" svg:y1="5.3cm" svg:x2="8.002cm" svg:y2="4.6cm">
            <text:p/>
          </draw:line>
        </draw:g>
        <draw:line draw:style-name="gr15" draw:text-style-name="P2" draw:layer="layout" svg:x1="2.6cm" svg:y1="4.7cm" svg:x2="2.6cm" svg:y2="6.3cm">
          <text:p/>
        </draw:line>
        <draw:frame draw:style-name="gr9" draw:text-style-name="P7" draw:layer="layout" svg:width="1.199cm" svg:height="0.569cm" svg:x="2.5cm" svg:y="5.2cm">
          <draw:text-box>
            <text:p><text:span text:style-name="T1">Id</text:span></text:p>
          </draw:text-box>
        </draw:frame>
        <draw:line draw:style-name="gr15" draw:text-style-name="P2" draw:layer="layout" svg:x1="8.5cm" svg:y1="4.7cm" svg:x2="8.5cm" svg:y2="6.3cm">
          <text:p/>
        </draw:line>
        <draw:frame draw:style-name="gr9" draw:text-style-name="P7" draw:layer="layout" svg:width="1.199cm" svg:height="0.569cm" svg:x="8.401cm" svg:y="5.131cm">
          <draw:text-box>
            <text:p><text:span text:style-name="T1">Ic</text:span></text:p>
          </draw:text-box>
        </draw:frame>
        <draw:frame draw:style-name="gr7" draw:text-style-name="P7" draw:layer="layout" svg:width="1.199cm" svg:height="0.65cm" svg:x="7.2cm" svg:y="5.7cm">
          <draw:text-box>
            <text:p><text:span text:style-name="T1">C</text:span></text:p>
          </draw:text-box>
        </draw:frame>
        <draw:line draw:style-name="gr15" draw:text-style-name="P2" draw:layer="layout" svg:x1="2.9cm" svg:y1="7.4cm" svg:x2="4.2cm" svg:y2="7.4cm">
          <text:p/>
        </draw:line>
        <draw:line draw:style-name="gr15" draw:text-style-name="P2" draw:layer="layout" svg:x1="7.2cm" svg:y1="0.6cm" svg:x2="5.8cm" svg:y2="0.6cm">
          <text:p/>
        </draw:line>
        <draw:line draw:style-name="gr15" draw:text-style-name="P2" draw:layer="layout" svg:x1="5.7cm" svg:y1="1.7cm" svg:x2="5.7cm" svg:y2="3.3cm">
          <text:p/>
        </draw:line>
        <draw:line draw:style-name="gr15" draw:text-style-name="P2" draw:layer="layout" svg:x1="1.2cm" svg:y1="1.7cm" svg:x2="1.2cm" svg:y2="3.3cm">
          <text:p/>
        </draw:line>
        <draw:line draw:style-name="gr15" draw:text-style-name="P2" draw:layer="layout" svg:x1="2.9cm" svg:y1="0.6cm" svg:x2="4.3cm" svg:y2="0.6cm">
          <text:p/>
        </draw:line>
        <draw:frame draw:style-name="gr7" draw:text-style-name="P7" draw:layer="layout" svg:width="1.199cm" svg:height="0.65cm" svg:x="3.101cm" svg:y="6.3cm">
          <draw:text-box>
            <text:p><text:span text:style-name="T1">R7</text:span></text:p>
          </draw:text-box>
        </draw:frame>
        <draw:line draw:style-name="gr15" draw:text-style-name="P2" draw:layer="layout" svg:x1="2.9cm" svg:y1="0.6cm" svg:x2="4.3cm" svg:y2="0.6cm">
          <text:p/>
        </draw:line>
        <draw:line draw:style-name="gr15" draw:text-style-name="P2" draw:layer="layout" svg:x1="5.8cm" svg:y1="3.6cm" svg:x2="7.2cm" svg:y2="3.6cm">
          <text:p/>
        </draw:line>
        <draw:line draw:style-name="gr15" draw:text-style-name="P2" draw:layer="layout" svg:x1="4.1cm" svg:y1="3.6cm" svg:x2="2.7cm" svg:y2="3.6cm">
          <text:p/>
        </draw:line>
        <draw:frame draw:style-name="gr7" draw:text-style-name="P7" draw:layer="layout" svg:width="1.199cm" svg:height="0.65cm" svg:x="5.6cm" svg:y="1.85cm">
          <draw:text-box>
            <text:p><text:span text:style-name="T1">I3</text:span></text:p>
          </draw:text-box>
        </draw:frame>
        <draw:frame draw:style-name="gr7" draw:text-style-name="P7" draw:layer="layout" svg:width="1.199cm" svg:height="0.65cm" svg:x="6.3cm" svg:y="0.1cm">
          <draw:text-box>
            <text:p><text:span text:style-name="T1">I2</text:span></text:p>
          </draw:text-box>
        </draw:frame>
        <draw:frame draw:style-name="gr7" draw:text-style-name="P7" draw:layer="layout" svg:width="1.199cm" svg:height="0.65cm" svg:x="3cm" svg:y="0cm">
          <draw:text-box>
            <text:p><text:span text:style-name="T1">I1</text:span></text:p>
          </draw:text-box>
        </draw:frame>
        <draw:frame draw:style-name="gr7" draw:text-style-name="P7" draw:layer="layout" svg:width="1.199cm" svg:height="0.65cm" svg:x="0.501cm" svg:y="2.05cm">
          <draw:text-box>
            <text:p><text:span text:style-name="T1">Is</text:span></text:p>
          </draw:text-box>
        </draw:frame>
        <draw:frame draw:style-name="gr7" draw:text-style-name="P7" draw:layer="layout" svg:width="1.199cm" svg:height="0.65cm" svg:x="3.1cm" svg:y="7.4cm">
          <draw:text-box>
            <text:p><text:span text:style-name="T1">I7</text:span></text:p>
          </draw:text-box>
        </draw:frame>
        <draw:frame draw:style-name="gr7" draw:text-style-name="P7" draw:layer="layout" svg:width="1.199cm" svg:height="0.65cm" svg:x="3.101cm" svg:y="1.15cm">
          <draw:text-box>
            <text:p><text:span text:style-name="T1">R1</text:span></text:p>
          </draw:text-box>
        </draw:frame>
        <draw:frame draw:style-name="gr7" draw:text-style-name="P7" draw:layer="layout" svg:width="1.199cm" svg:height="0.65cm" svg:x="3.101cm" svg:y="3cm">
          <draw:text-box>
            <text:p><text:span text:style-name="T1">I4</text:span></text:p>
          </draw:text-box>
        </draw:frame>
        <draw:frame draw:style-name="gr7" draw:text-style-name="P7" draw:layer="layout" svg:width="1.199cm" svg:height="0.65cm" svg:x="6cm" svg:y="3.1cm">
          <draw:text-box>
            <text:p><text:span text:style-name="T1">I5</text:span></text:p>
          </draw:text-box>
        </draw:frame>
        <draw:line draw:style-name="gr15" draw:text-style-name="P2" draw:layer="layout" svg:x1="4.5cm" svg:y1="4.4cm" svg:x2="4.5cm" svg:y2="5.3cm">
          <text:p/>
        </draw:line>
        <draw:frame draw:style-name="gr7" draw:text-style-name="P7" draw:layer="layout" svg:width="1.199cm" svg:height="0.65cm" svg:x="3.801cm" svg:y="4.5cm">
          <draw:text-box>
            <text:p><text:span text:style-name="T1">I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8T08:21:23.020692275</dc:date>
    <meta:editing-duration>PT2H3M23S</meta:editing-duration>
    <meta:editing-cycles>12</meta:editing-cycles>
    <meta:generator>LibreOffice/6.4.6.2$Linux_X86_64 LibreOffice_project/40$Build-2</meta:generator>
    <meta:document-statistic meta:object-count="171"/>
  </office:meta>
</office:document-meta>
</file>